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8pt" fo:font-weight="bold" officeooo:paragraph-rsid="001b25bf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beration Serif" fo:font-size="18pt" fo:font-weight="normal" officeooo:paragraph-rsid="001b25bf" style:font-size-asian="18pt" style:font-weight-asian="normal" style:font-size-complex="18pt" style:font-weight-complex="normal"/>
    </style:style>
    <style:style style:name="P3" style:family="paragraph" style:parent-style-name="Standard" style:list-style-name="WWNum5">
      <style:text-properties style:font-name="Liberation Serif" fo:font-size="18pt" fo:font-weight="bold" officeooo:paragraph-rsid="001b25bf" style:font-size-asian="18pt" style:font-weight-asian="bold" style:font-size-complex="18pt" style:font-weight-complex="bold"/>
    </style:style>
    <style:style style:name="P4" style:family="paragraph" style:parent-style-name="Standard" style:list-style-name="WWNum6">
      <style:text-properties style:font-name="Liberation Serif" fo:font-size="18pt" fo:font-weight="normal" officeooo:paragraph-rsid="001b25bf" style:font-size-asian="18pt" style:font-weight-asian="normal" style:font-size-complex="18pt" style:font-weight-complex="normal"/>
    </style:style>
    <style:style style:name="P5" style:family="paragraph" style:parent-style-name="Standard">
      <style:text-properties style:font-name="Liberation Serif" fo:font-size="18pt" fo:language="en" fo:country="US" fo:font-weight="bold" officeooo:rsid="0027e250" officeooo:paragraph-rsid="001b25bf" style:font-name-asian="Aptos1" style:font-size-asian="18pt" style:font-weight-asian="bold" style:font-name-complex="Aptos1" style:font-size-complex="18pt" style:font-weight-complex="bold"/>
    </style:style>
    <style:style style:name="P6" style:family="paragraph" style:parent-style-name="Standard">
      <style:text-properties style:font-name="Liberation Serif" fo:font-size="18pt" fo:language="en" fo:country="US" fo:font-weight="normal" officeooo:rsid="0027e250" officeooo:paragraph-rsid="001b25bf" style:font-name-asian="Aptos1" style:font-size-asian="18pt" style:font-weight-asian="normal" style:font-name-complex="Aptos1" style:font-size-complex="18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 Create a Workflow Diagram</text:p>
      <text:p text:style-name="P1"/>
      <text:p text:style-name="P2">Students must produce a simple workflow diagram covering:</text:p>
      <text:p text:style-name="P2"/>
      <text:list text:style-name="WWNum5">
        <text:list-item>
          <text:p text:style-name="P3">Understanding Problem &amp; Goals</text:p>
        </text:list-item>
        <text:list-item>
          <text:p text:style-name="P3">Identify User Types</text:p>
        </text:list-item>
        <text:list-item>
          <text:p text:style-name="P3">Gather Requirements</text:p>
        </text:list-item>
        <text:list-item>
          <text:p text:style-name="P3">Create System Design</text:p>
          <text:p text:style-name="P3"/>
        </text:list-item>
      </text:list>
      <text:p text:style-name="P2">This can be:</text:p>
      <text:p text:style-name="P2"/>
      <text:list text:style-name="WWNum6">
        <text:list-item>
          <text:p text:style-name="P4">Drawn digitally, or</text:p>
        </text:list-item>
        <text:list-item>
          <text:p text:style-name="P4">Hand-drawn and scanned</text:p>
          <text:p text:style-name="P4"/>
        </text:list-item>
      </text:list>
      <text:p text:style-name="P5">=&gt;<text:span text:style-name="T1">Start</text:span></text:p>
      <text:p text:style-name="P6"><text:s text:c="2"/>↓</text:p>
      <text:p text:style-name="P6">Identify Problems &amp; Goals</text:p>
      <text:p text:style-name="P6"><text:s text:c="2"/>↓</text:p>
      <text:p text:style-name="P6">Identify User Roles (Admin, Teacher, Student, Parent…)</text:p>
      <text:p text:style-name="P6"><text:s text:c="2"/>↓</text:p>
      <text:p text:style-name="P6">Gather Requirements (BRD)</text:p>
      <text:p text:style-name="P6"><text:s text:c="2"/>↓</text:p>
      <text:p text:style-name="P6">System Requirement Specification (SRS)</text:p>
      <text:p text:style-name="P6"><text:s text:c="2"/>↓</text:p>
      <text:p text:style-name="P6">Design Architecture + Database + Wireframes</text:p>
      <text:p text:style-name="P6"><text:s text:c="2"/>↓</text:p>
      <text:p text:style-name="P6">Documentation and Review</text:p>
      <text:p text:style-name="P6"><text:s text:c="2"/>↓</text:p>
      <text:p text:style-name="P6">En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28" style:display-name="ListLabel 28" style:family="text">
      <style:text-properties style:font-name="Aptos" fo:font-family="Aptos" style:font-family-generic="roman" style:font-pitch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>
      <style:text-properties style:font-name="Aptos" fo:font-family="Aptos" style:font-family-generic="roman" style:font-pitch="variable"/>
    </style:style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>
      <style:text-properties style:font-name="Aptos" fo:font-family="Aptos" style:font-family-generic="roman" style:font-pitch="variable"/>
    </style:style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23:33:58.415818100</meta:creation-date>
    <meta:generator>LibreOffice/25.8.3.2$Windows_x86 LibreOffice_project/8ca8d55c161d602844f5428fa4b58097424e324e</meta:generator>
    <dc:date>2025-12-07T23:35:39.221948400</dc:date>
    <meta:editing-duration>PT1M41S</meta:editing-duration>
    <meta:editing-cycles>1</meta:editing-cycles>
    <meta:document-statistic meta:table-count="0" meta:image-count="0" meta:object-count="0" meta:page-count="1" meta:paragraph-count="25" meta:word-count="77" meta:character-count="476" meta:non-whitespace-character-count="416"/>
  </office:meta>
</office:document-meta>
</file>